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0">
      <style:table-cell-properties fo:background-color="#729fcf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/>
          <table:table-cell table:style-name="ce4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-2" calcext:value-type="float">
            <text:p>-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x_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/>
          <table:table-cell table:style-name="ce5" office:value-type="float" office:value="-3" calcext:value-type="float">
            <text:p>-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_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2:54:42.320008184</meta:creation-date>
    <dc:date>2021-09-10T16:16:02.975272001</dc:date>
    <meta:editing-duration>PT3H59S</meta:editing-duration>
    <meta:editing-cycles>2</meta:editing-cycles>
    <meta:generator>LibreOffice/6.4.6.2$Linux_X86_64 LibreOffice_project/40$Build-2</meta:generator>
    <meta:document-statistic meta:table-count="1" meta:cell-count="33" meta:object-count="0"/>
  </office:meta>
</office:document-meta>
</file>